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efa2" officeooo:paragraph-rsid="0005efa2"/>
    </style:style>
    <style:style style:name="P2" style:family="paragraph" style:parent-style-name="Standard">
      <style:text-properties officeooo:rsid="00096522" officeooo:paragraph-rsid="00096522"/>
    </style:style>
    <style:style style:name="P3" style:family="paragraph" style:parent-style-name="Standard">
      <style:text-properties officeooo:rsid="000b1f3c" officeooo:paragraph-rsid="000b1f3c"/>
    </style:style>
    <style:style style:name="P4" style:family="paragraph" style:parent-style-name="Standard">
      <style:text-properties style:text-underline-style="none" officeooo:rsid="00061d0b" officeooo:paragraph-rsid="0005efa2"/>
    </style:style>
    <style:style style:name="P5" style:family="paragraph" style:parent-style-name="Standard">
      <style:text-properties style:text-underline-style="none" officeooo:rsid="00096522" officeooo:paragraph-rsid="00096522"/>
    </style:style>
    <style:style style:name="P6" style:family="paragraph" style:parent-style-name="Standard">
      <style:text-properties officeooo:rsid="000ccfe0" officeooo:paragraph-rsid="000ccfe0"/>
    </style:style>
    <style:style style:name="P7" style:family="paragraph" style:parent-style-name="Standard">
      <style:text-properties fo:language="en" fo:country="US" style:text-underline-style="none" officeooo:rsid="001048f9" officeooo:paragraph-rsid="001048f9"/>
    </style:style>
    <style:style style:name="P8" style:family="paragraph" style:parent-style-name="Standard">
      <style:text-properties officeooo:rsid="0010a578" officeooo:paragraph-rsid="0010a578"/>
    </style:style>
    <style:style style:name="P9" style:family="paragraph" style:parent-style-name="Standard">
      <style:text-properties officeooo:rsid="00114cb5" officeooo:paragraph-rsid="00114cb5"/>
    </style:style>
    <style:style style:name="P10" style:family="paragraph" style:parent-style-name="Standard">
      <style:text-properties style:text-underline-style="none" officeooo:rsid="000ccfe0" officeooo:paragraph-rsid="000b1f3c"/>
    </style:style>
    <style:style style:name="P11" style:family="paragraph" style:parent-style-name="Standard">
      <style:text-properties style:text-underline-style="none" officeooo:rsid="000ccfe0" officeooo:paragraph-rsid="0019023a"/>
    </style:style>
    <style:style style:name="P12" style:family="paragraph" style:parent-style-name="Standard">
      <style:text-properties style:text-underline-style="none" officeooo:rsid="001df94b" officeooo:paragraph-rsid="001df94b"/>
    </style:style>
    <style:style style:name="P13" style:family="paragraph" style:parent-style-name="Standard">
      <style:text-properties style:text-underline-style="none" officeooo:rsid="001f5223" officeooo:paragraph-rsid="001f5223"/>
    </style:style>
    <style:style style:name="P14" style:family="paragraph" style:parent-style-name="Standard">
      <style:text-properties fo:language="en" fo:country="US" style:text-underline-style="none" officeooo:rsid="001048f9" officeooo:paragraph-rsid="000ccfe0"/>
    </style:style>
    <style:style style:name="P15" style:family="paragraph" style:parent-style-name="Standard">
      <style:text-properties fo:language="en" fo:country="US" style:text-underline-style="none" officeooo:rsid="0010a578" officeooo:paragraph-rsid="0010a578"/>
    </style:style>
    <style:style style:name="P16" style:family="paragraph" style:parent-style-name="Standard">
      <style:text-properties fo:language="en" fo:country="US" style:text-underline-style="none" officeooo:rsid="0019023a" officeooo:paragraph-rsid="00114cb5"/>
    </style:style>
    <style:style style:name="P17" style:family="paragraph" style:parent-style-name="Standard">
      <style:text-properties fo:language="en" fo:country="US" style:text-underline-style="none" officeooo:rsid="0019023a" officeooo:paragraph-rsid="0019023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1d0b"/>
    </style:style>
    <style:style style:name="T3" style:family="text">
      <style:text-properties style:text-underline-style="none" officeooo:rsid="000ccfe0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officeooo:rsid="000e7669"/>
    </style:style>
    <style:style style:name="T6" style:family="text">
      <style:text-properties fo:language="en" fo:country="US" style:text-underline-style="none" officeooo:rsid="001048f9"/>
    </style:style>
    <style:style style:name="T7" style:family="text">
      <style:text-properties fo:language="en" fo:country="US" style:text-underline-style="none" officeooo:rsid="0012bc32"/>
    </style:style>
    <style:style style:name="T8" style:family="text">
      <style:text-properties fo:language="en" fo:country="US" style:text-underline-style="none" officeooo:rsid="00142f6a"/>
    </style:style>
    <style:style style:name="T9" style:family="text">
      <style:text-properties fo:language="en" fo:country="US" style:text-underline-style="none" officeooo:rsid="001575ed"/>
    </style:style>
    <style:style style:name="T10" style:family="text">
      <style:text-properties fo:language="en" fo:country="US" style:text-underline-style="none" officeooo:rsid="00175497"/>
    </style:style>
    <style:style style:name="T11" style:family="text">
      <style:text-properties fo:language="en" fo:country="US" style:text-underline-style="none" officeooo:rsid="0019023a"/>
    </style:style>
    <style:style style:name="T12" style:family="text">
      <style:text-properties fo:language="en" fo:country="US" officeooo:rsid="000e7669"/>
    </style:style>
    <style:style style:name="T13" style:family="text">
      <style:text-properties officeooo:rsid="001f5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 sort: gerneralizacion de Bubble o insertion, no es estable por ende no cuida las posiciones del arrglo original, utiliza intercambios<text:span text:style-name="T1">, </text:span><text:span text:style-name="T2">Creado por Donald L. Shell</text:span></text:p>
      <text:p text:style-name="P4"/>
      <text:p text:style-name="P2"><text:span text:style-name="T2">B</text:span><text:span text:style-name="T1">in Sort: emplea “urnas”, puede ser estable dependiendo de la implementacion, puede ser mas rapido que quicksort y requiere memoria adicional, utiliza class buckets y linkedlist: LinkedList&lt;E&gt;* buckets;</text:span></text:p>
      <text:p text:style-name="P5"/>
      <text:p text:style-name="P5"><text:span text:style-name="T12">LinkedList&lt;E&gt; *</text:span>buckets = new LinkedList&lt;E&gt;[n];</text:p>
      <text:p text:style-name="P7">buckets[5].append();</text:p>
      <text:p text:style-name="P5"/>
      <text:p text:style-name="P3"><text:span text:style-name="T1">version estandar </text:span><text:span text:style-name="T5">(buckets sort)</text:span><text:span text:style-name="T1">: requiere un rango </text:span><text:span text:style-name="T5">y un arreglo de listas enlazadas</text:span><text:span text:style-name="T1">, se define una cantidad de baldes n y se recorre la lista insertando en cada balde que corresponde a su valor. </text:span><text:span text:style-name="T3">Luego utiliza otro sort o recursividad. </text:span></text:p>
      <text:p text:style-name="P10"/>
      <text:p text:style-name="P6"><text:span text:style-name="T1">Version rapida: valores entre 0 y n-1 pero deben ser todos distintos y deben estar todos en el rango pues <text:s/>utiliza las posiciones del numero para ordenarlo. Sin embargo, posee muchas restricciones. </text:span><text:span text:style-name="T6">Utiliza valores y los acomoda en las respectivas posiciones.</text:span></text:p>
      <text:p text:style-name="P14"/>
      <text:p text:style-name="P8"><text:span text:style-name="T6">V</text:span><text:span text:style-name="T4">ersion con mas libertad de llaves: se acepta un rango, desde 0 hasta n+1 y valores que no se repitan, se generan los espacios minimos para todos los elementos en el rango dado, se crea la lista para acomodar los elementos, luego se pasan a la lista original, no funciona si hay repeticion, el algoritmo es efectivo pero utiliza mucha memoria.</text:span></text:p>
      <text:p text:style-name="P15"/>
      <text:p text:style-name="P9"><text:span text:style-name="T4">Radix Sort: se basan en un arreglo de listas de numeros de enteros, aunque se puede adaptar para otros valores </text:span><text:span text:style-name="T7">y es estable</text:span><text:span text:style-name="T4">. Utiliza notacion posicional, es un caso especial del bin sort por lo que utiliza una estructura de baldes. </text:span><text:span text:style-name="T8">Lo empleaba Hernan Hollerith en 1887 para ordenar tarjetas perforadas. La primera version programada fue hecha por Harold H. Seward en 1954. </text:span><text:span text:style-name="T9">Requiere de el numero de digitos </text:span><text:span text:style-name="T10">aun asi, puede usarse para cualquier base. </text:span><text:span text:style-name="T11">Hay n baldes por cada digito en la base.</text:span></text:p>
      <text:p text:style-name="P16"/>
      <text:p text:style-name="P17">1. Se recorren los elementos a ordenar analizando los digitos, se empieza por el menos significativo.</text:p>
      <text:p text:style-name="P17">2. Segun el valor del digito se elimina de la lista y se incerta en el balde correspondiente.</text:p>
      <text:p text:style-name="P17">3. Una vez ubicados todos los elementos en su balde, se recolectan en orden ubicandolos en la lista original.</text:p>
      <text:p text:style-name="P17">4. Se repiten los pasos para cada uno de los digitos hasta llegar al mas significativo.</text:p>
      <text:p text:style-name="P11"/>
      <text:p text:style-name="P12">QuickSort in place: algoritmo mas rapido de proposito general, basado en comparaciones, no estable, no requiere espacio adicional en memoria, trabaja sobre la misma estructura. <text:span text:style-name="T13">Creado por Tony Hoare,.</text:span></text:p>
      <text:p text:style-name="P13">Pasos:</text:p>
      <text:p text:style-name="P13">1) seleccionar un pivote → utilizar el valor en medio.</text:p>
      <text:p text:style-name="P13">2) crear particiones, reordenar los contenidos de la lista.</text:p>
      <text:p text:style-name="P13">3) ejecutar recursivamente el algoritmo en cada una de las parti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27:13.017000000</meta:creation-date>
    <dc:date>2018-03-23T10:04:32.042000000</dc:date>
    <meta:editing-duration>PT1H54M35S</meta:editing-duration>
    <meta:editing-cycles>18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7" meta:word-count="416" meta:character-count="2540" meta:non-whitespace-character-count="2139"/>
  </office:meta>
</office:document-meta>
</file>